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aa3" officeooo:paragraph-rsid="0010daa3"/>
    </style:style>
    <style:style style:name="P2" style:family="paragraph" style:parent-style-name="Standard">
      <style:paragraph-properties fo:text-align="center" style:justify-single-word="false"/>
      <style:text-properties officeooo:rsid="0010daa3" officeooo:paragraph-rsid="0010daa3"/>
    </style:style>
    <style:style style:name="P3" style:family="paragraph" style:parent-style-name="Standard">
      <style:text-properties officeooo:rsid="001197c9" officeooo:paragraph-rsid="001197c9"/>
    </style:style>
    <style:style style:name="P4" style:family="paragraph" style:parent-style-name="Standard">
      <style:text-properties officeooo:rsid="00135001" officeooo:paragraph-rsid="00135001"/>
    </style:style>
    <style:style style:name="P5" style:family="paragraph" style:parent-style-name="Standard">
      <style:text-properties officeooo:rsid="00164856" officeooo:paragraph-rsid="00164856"/>
    </style:style>
    <style:style style:name="P6" style:family="paragraph" style:parent-style-name="Standard">
      <style:text-properties officeooo:rsid="00164856" officeooo:paragraph-rsid="00176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IEF </text:p>
      <text:p text:style-name="P2"/>
      <text:p text:style-name="P1"/>
      <text:p text:style-name="P1">Liste des taches : </text:p>
      <text:p text:style-name="P1"/>
      <text:p text:style-name="P3">-Zoning/Wireframe</text:p>
      <text:p text:style-name="P3">-logo</text:p>
      <text:p text:style-name="P3">-choix du nom </text:p>
      <text:p text:style-name="P4">-cahier des charges</text:p>
      <text:p text:style-name="P4">-feuille de prise en main</text:p>
      <text:p text:style-name="P4">-choix des destinations</text:p>
      <text:p text:style-name="P4">-Mise en place outil gestion de projet collab</text:p>
      <text:p text:style-name="P4"/>
      <text:p text:style-name="P4">-Conception Html : </text:p>
      <text:p text:style-name="P4"><text:tab/>-header </text:p>
      <text:p text:style-name="P4"><text:tab/>-section avec les destinations</text:p>
      <text:p text:style-name="P4"><text:tab/>-footer </text:p>
      <text:p text:style-name="P4"/>
      <text:p text:style-name="P4">-Css</text:p>
      <text:p text:style-name="P4">-Responsives</text:p>
      <text:p text:style-name="P4">-javascript</text:p>
      <text:p text:style-name="P4"/>
      <text:p text:style-name="P4"/>
      <text:p text:style-name="P6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09:59:10.705055084</meta:creation-date>
    <dc:date>2020-11-17T13:13:40.326615142</dc:date>
    <meta:editing-duration>PT48M5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41" meta:character-count="268" meta:non-whitespace-character-count="234"/>
  </office:meta>
</office:document-meta>
</file>